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46b" officeooo:paragraph-rsid="000dd46b"/>
    </style:style>
    <style:style style:name="P2" style:family="paragraph" style:parent-style-name="Standard">
      <style:paragraph-properties fo:text-align="center" style:justify-single-word="false"/>
      <style:text-properties officeooo:rsid="000dd46b" officeooo:paragraph-rsid="000dd46b"/>
    </style:style>
    <style:style style:name="P3" style:family="paragraph" style:parent-style-name="Standard">
      <style:text-properties officeooo:rsid="000eb7cc" officeooo:paragraph-rsid="000eb7cc"/>
    </style:style>
    <style:style style:name="T1" style:family="text">
      <style:text-properties officeooo:rsid="000eb7cc"/>
    </style:style>
    <style:style style:name="T2" style:family="text">
      <style:text-properties officeooo:rsid="00102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s as Making Predictions</text:p>
      <text:p text:style-name="P2">by Sven Nilsen, 2018</text:p>
      <text:p text:style-name="P1"/>
      <text:p text:style-name="P1">A path in path semantics (also called a “normal path”) is a function that predicts something about another function. <text:span text:style-name="T1">Paths connect function spaces together into what is called “path semantical space”.</text:span></text:p>
      <text:p text:style-name="P1"/>
      <text:p text:style-name="P1">For example, when you add two even numbers, you get an even number. This is because:</text:p>
      <text:p text:style-name="P1"/>
      <text:p text:style-name="P1"><text:tab/>add[even] &lt;=&gt; eq</text:p>
      <text:p text:style-name="P1"/>
      <text:p text:style-name="P1"><text:tab/>add[even](true, true)</text:p>
      <text:p text:style-name="P1"><text:tab/>eq(true, true)</text:p>
      <text:p text:style-name="P1"><text:tab/>true</text:p>
      <text:p text:style-name="P1"/>
      <text:p text:style-name="P1">In equational form:</text:p>
      <text:p text:style-name="P1"/>
      <text:p text:style-name="P1"><text:tab/>even(add(a, b)) = eq(even(a), even(b))</text:p>
      <text:p text:style-name="P1"/>
      <text:p text:style-name="P1">Paths are interesting because they are often cheaper to compute than the function they predict.</text:p>
      <text:p text:style-name="P1"/>
      <text:p text:style-name="P3">For example, when you concatenate two lists, the lengths are added to the length of the new list:</text:p>
      <text:p text:style-name="P1"/>
      <text:p text:style-name="P1"><text:tab/><text:span text:style-name="T1">concat[len] &lt;=&gt; add</text:span></text:p>
      <text:p text:style-name="P1"/>
      <text:p text:style-name="P3">If you concatenate two lists of even lengths, you get a new list of even lengths, because:</text:p>
      <text:p text:style-name="P1"/>
      <text:p text:style-name="P1"><text:tab/><text:span text:style-name="T1">concat[len][even]</text:span></text:p>
      <text:p text:style-name="P1"><text:tab/><text:span text:style-name="T1">add[even]</text:span></text:p>
      <text:p text:style-name="P1"><text:tab/><text:span text:style-name="T1">eq</text:span></text:p>
      <text:p text:style-name="P1"/>
      <text:p text:style-name="P3">The cost of concatenating lists is greater than the cost of adding two numbers. The cost of adding two numbers is greater than the cost of <text:span text:style-name="T2">testing</text:span> two boolean values for equality:</text:p>
      <text:p text:style-name="P1"/>
      <text:p text:style-name="P1"><text:tab/><text:span text:style-name="T1">Cost(concat) &gt; Cost(add) &gt; Cost(eq)</text:span></text:p>
      <text:p text:style-name="P1"/>
      <text:p text:style-name="P3">This means that one can make predictions cheaper than performing the full computations, but only when the path exists and only within the types supported by the path. <text:span text:style-name="T2">It means there are fundamental restrictions on which predictions can be made from available infor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42:43.555056000</meta:creation-date>
    <dc:date>2018-04-12T01:09:26.157821000</dc:date>
    <meta:editing-duration>PT6M2S</meta:editing-duration>
    <meta:editing-cycles>1</meta:editing-cycles>
    <meta:document-statistic meta:table-count="0" meta:image-count="0" meta:object-count="0" meta:page-count="1" meta:paragraph-count="20" meta:word-count="207" meta:character-count="1267" meta:non-whitespace-character-count="1070"/>
    <meta:generator>LibreOffice/5.1.2.2$MacOSX_X86_64 LibreOffice_project/d3bf12ecb743fc0d20e0be0c58ca359301eb705f</meta:generator>
  </office:meta>
</office:document-meta>
</file>